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 PL SungtiL GB" svg:font-family="'AR PL SungtiL GB'" style:font-family-generic="system" style:font-pitch="variable"/>
    <style:font-face style:name="FreeSans"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OpenSymbol" svg:font-family="OpenSymbol" style:font-charset="x-symbol"/>
    <style:font-face style:name="Tahoma" svg:font-family="Tahoma" style:font-family-generic="roman" style:font-pitch="variable"/>
  </office:font-face-decls>
  <office:automatic-styles>
    <style:style style:name="P1" style:family="paragraph" style:parent-style-name="Header">
      <style:text-properties officeooo:paragraph-rsid="0025dd31"/>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7cm" style:type="right" style:leader-style="dotted" style:leader-text="."/>
        </style:tab-stops>
      </style:paragraph-properties>
    </style:style>
    <style:style style:name="P4" style:family="paragraph" style:parent-style-name="Title">
      <style:text-properties fo:language="zxx" fo:country="none" officeooo:rsid="001f4e9b" officeooo:paragraph-rsid="001f4e9b" style:language-asian="zxx" style:country-asian="none" style:language-complex="zxx" style:country-complex="none"/>
    </style:style>
    <style:style style:name="P5" style:family="paragraph" style:parent-style-name="Subtitle">
      <style:text-properties fo:language="zxx" fo:country="none" officeooo:rsid="001f4e9b" officeooo:paragraph-rsid="001f4e9b" style:language-asian="zxx" style:country-asian="none" style:language-complex="zxx" style:country-complex="none"/>
    </style:style>
    <style:style style:name="P6" style:family="paragraph" style:parent-style-name="Subtitle">
      <style:text-properties fo:language="zxx" fo:country="none" officeooo:rsid="004139c6" officeooo:paragraph-rsid="004139c6" style:language-asian="zxx" style:country-asian="none" style:language-complex="zxx" style:country-complex="none"/>
    </style:style>
    <style:style style:name="P7" style:family="paragraph" style:parent-style-name="Standard">
      <style:text-properties fo:language="zxx" fo:country="none" style:language-asian="zxx" style:country-asian="none" style:language-complex="zxx" style:country-complex="none"/>
    </style:style>
    <style:style style:name="P8" style:family="paragraph" style:parent-style-name="Heading_20_2">
      <style:text-properties fo:language="zxx" fo:country="none" officeooo:rsid="004b04bc" officeooo:paragraph-rsid="004b04bc" style:language-asian="zxx" style:country-asian="none" style:language-complex="zxx" style:country-complex="none"/>
    </style:style>
    <style:style style:name="P9" style:family="paragraph" style:parent-style-name="Text_20_body">
      <style:paragraph-properties fo:text-align="justify" style:justify-single-word="false"/>
      <style:text-properties fo:language="zxx" fo:country="none" officeooo:rsid="004b04bc" officeooo:paragraph-rsid="004b04bc" style:language-asian="zxx" style:country-asian="none" style:language-complex="zxx" style:country-complex="none"/>
    </style:style>
    <style:style style:name="P10" style:family="paragraph" style:parent-style-name="Text_20_body">
      <style:paragraph-properties fo:text-align="justify" style:justify-single-word="false"/>
      <style:text-properties fo:language="zxx" fo:country="none" officeooo:rsid="0027e40a" officeooo:paragraph-rsid="0047ae94" style:language-asian="zxx" style:country-asian="none" style:language-complex="zxx" style:country-complex="none"/>
    </style:style>
    <style:style style:name="P11" style:family="paragraph" style:parent-style-name="Text_20_body">
      <style:paragraph-properties fo:text-align="justify" style:justify-single-word="false"/>
      <style:text-properties fo:language="zxx" fo:country="none" officeooo:paragraph-rsid="004b04bc" style:language-asian="zxx" style:country-asian="none" style:language-complex="zxx" style:country-complex="none"/>
    </style:style>
    <style:style style:name="P12" style:family="paragraph" style:parent-style-name="Text_20_body">
      <style:text-properties fo:language="zxx" fo:country="none" style:language-asian="zxx" style:country-asian="none" style:language-complex="zxx" style:country-complex="none"/>
    </style:style>
    <style:style style:name="P13" style:family="paragraph" style:parent-style-name="Text_20_body">
      <style:text-properties fo:language="zxx" fo:country="none" officeooo:paragraph-rsid="004b04bc" style:language-asian="zxx" style:country-asian="none" style:language-complex="zxx" style:country-complex="none"/>
    </style:style>
    <style:style style:name="P14" style:family="paragraph" style:parent-style-name="Text_20_body">
      <style:paragraph-properties fo:margin-top="0cm" fo:margin-bottom="0cm" style:contextual-spacing="false"/>
      <style:text-properties fo:language="zxx" fo:country="none" officeooo:paragraph-rsid="004b04bc" style:language-asian="zxx" style:country-asian="none" style:language-complex="zxx" style:country-complex="none"/>
    </style:style>
    <style:style style:name="P15" style:family="paragraph" style:parent-style-name="Text_20_body">
      <style:paragraph-properties fo:margin-top="0cm" fo:margin-bottom="0cm" style:contextual-spacing="false"/>
      <style:text-properties fo:language="zxx" fo:country="none" officeooo:rsid="004405f5" officeooo:paragraph-rsid="004b04bc" style:language-asian="zxx" style:country-asian="none" style:language-complex="zxx" style:country-complex="none"/>
    </style:style>
    <style:style style:name="P16" style:family="paragraph" style:parent-style-name="Text_20_body">
      <style:paragraph-properties fo:text-align="justify" style:justify-single-word="false"/>
      <style:text-properties fo:language="zxx" fo:country="none" officeooo:rsid="004405f5" officeooo:paragraph-rsid="004b04bc" style:language-asian="zxx" style:country-asian="none" style:language-complex="zxx" style:country-complex="none"/>
    </style:style>
    <style:style style:name="P17" style:family="paragraph" style:parent-style-name="Text_20_body">
      <style:text-properties officeooo:paragraph-rsid="003b0df6"/>
    </style:style>
    <style:style style:name="P18" style:family="paragraph" style:parent-style-name="Text_20_body">
      <style:text-properties fo:font-style="italic" officeooo:rsid="003b0df6" officeooo:paragraph-rsid="003b0df6" style:font-style-asian="italic" style:font-style-complex="italic"/>
    </style:style>
    <style:style style:name="P19" style:family="paragraph" style:parent-style-name="Standard">
      <loext:graphic-properties draw:fill="solid" draw:fill-color="#ffffff"/>
      <style:paragraph-properties fo:background-color="#ffffff" fo:padding="0cm" fo:border="none" style:shadow="none"/>
      <style:text-properties fo:color="#080808" loext:opacity="100%" style:font-name="JetBrains Mono" fo:font-size="10pt" fo:language="zxx" fo:country="none" fo:font-style="normal" fo:font-weight="normal" officeooo:paragraph-rsid="0047ae94" style:font-size-asian="10pt" style:language-asian="zxx" style:country-asian="none" style:font-style-asian="normal" style:font-weight-asian="normal" style:language-complex="zxx" style:country-complex="none"/>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7cm" style:type="right" style:leader-style="dotted" style:leader-text="."/>
        </style:tab-stops>
      </style:paragraph-properties>
    </style:style>
    <style:style style:name="P22" style:family="paragraph" style:parent-style-name="Heading_20_1">
      <style:text-properties fo:language="zxx" fo:country="none" officeooo:rsid="0038b7c7" officeooo:paragraph-rsid="0038b7c7" style:language-asian="zxx" style:country-asian="none" style:language-complex="zxx" style:country-complex="none"/>
    </style:style>
    <style:style style:name="P23" style:family="paragraph" style:parent-style-name="Heading_20_1">
      <style:text-properties fo:language="zxx" fo:country="none" officeooo:rsid="0047ae94" officeooo:paragraph-rsid="0047ae94" style:language-asian="zxx" style:country-asian="none" style:language-complex="zxx" style:country-complex="none"/>
    </style:style>
    <style:style style:name="P24" style:family="paragraph" style:parent-style-name="Heading_20_1">
      <style:text-properties fo:language="zxx" fo:country="none" officeooo:rsid="0047ae94" officeooo:paragraph-rsid="004b04bc" style:language-asian="zxx" style:country-asian="none" style:language-complex="zxx" style:country-complex="none"/>
    </style:style>
    <style:style style:name="P25" style:family="paragraph" style:parent-style-name="Heading_20_1">
      <style:text-properties fo:language="zxx" fo:country="none" officeooo:rsid="004b04bc" officeooo:paragraph-rsid="004b04bc" style:language-asian="zxx" style:country-asian="none" style:language-complex="zxx" style:country-complex="none"/>
    </style:style>
    <style:style style:name="P26" style:family="paragraph" style:parent-style-name="Heading_20_1">
      <style:text-properties fo:language="zxx" fo:country="none" officeooo:rsid="003b0df6" officeooo:paragraph-rsid="003b0df6" style:language-asian="zxx" style:country-asian="none" style:language-complex="zxx" style:country-complex="none"/>
    </style:style>
    <style:style style:name="P27" style:family="paragraph" style:parent-style-name="Text_20_body" style:list-style-name="L1">
      <style:paragraph-properties fo:margin-top="0cm" fo:margin-bottom="0cm" style:contextual-spacing="false"/>
      <style:text-properties fo:language="zxx" fo:country="none" officeooo:paragraph-rsid="004b04bc" style:language-asian="zxx" style:country-asian="none" style:language-complex="zxx" style:country-complex="none"/>
    </style:style>
    <style:style style:name="P28" style:family="paragraph" style:parent-style-name="Text_20_body">
      <style:text-properties officeooo:paragraph-rsid="004d4851"/>
    </style:style>
    <style:style style:name="T1" style:family="text">
      <style:text-properties officeooo:rsid="0025da4e"/>
    </style:style>
    <style:style style:name="T2" style:family="text">
      <style:text-properties officeooo:rsid="0025dd31"/>
    </style:style>
    <style:style style:name="T3" style:family="text">
      <style:text-properties fo:color="#000000" loext:opacity="100%" style:font-name="JetBrains Mono" fo:font-size="10pt" fo:font-style="normal" fo:font-weight="normal" style:font-size-asian="10pt" style:font-style-asian="normal" style:font-weight-asian="normal"/>
    </style:style>
    <style:style style:name="T4" style:family="text">
      <style:text-properties fo:language="zxx" fo:country="none" style:language-asian="zxx" style:country-asian="none" style:language-complex="zxx" style:country-complex="none"/>
    </style:style>
    <style:style style:name="T5" style:family="text">
      <style:text-properties fo:language="zxx" fo:country="none" officeooo:rsid="004139c6" style:language-asian="zxx" style:country-asian="none" style:language-complex="zxx" style:country-complex="none"/>
    </style:style>
    <style:style style:name="T6" style:family="text">
      <style:text-properties fo:language="zxx" fo:country="none" officeooo:rsid="004405f5" style:language-asian="zxx" style:country-asian="none" style:language-complex="zxx" style:country-complex="none"/>
    </style:style>
    <style:style style:name="T7" style:family="text">
      <style:text-properties fo:language="zxx" fo:country="none" fo:font-style="italic" officeooo:rsid="003b0df6" style:language-asian="zxx" style:country-asian="none" style:font-style-asian="italic" style:language-complex="zxx" style:country-complex="none" style:font-style-complex="italic"/>
    </style:style>
    <style:style style:name="T8" style:family="text">
      <style:text-properties fo:language="zxx" fo:country="none" fo:font-style="normal" style:language-asian="zxx" style:country-asian="none" style:font-style-asian="normal" style:language-complex="zxx" style:country-complex="none" style:font-style-complex="normal"/>
    </style:style>
    <style:style style:name="T9" style:family="text">
      <style:text-properties fo:language="zxx" fo:country="none" fo:font-style="normal" officeooo:rsid="004139c6" style:language-asian="zxx" style:country-asian="none" style:font-style-asian="normal" style:language-complex="zxx" style:country-complex="none" style:font-style-complex="normal"/>
    </style:style>
    <style:style style:name="T10" style:family="text">
      <style:text-properties fo:color="#8c8c8c" loext:opacity="100%" style:font-name="JetBrains Mono" fo:font-size="10pt" fo:font-style="italic" fo:font-weight="normal" style:font-size-asian="10pt" style:font-style-asian="italic" style:font-weight-asian="normal"/>
    </style:style>
    <style:style style:name="T11" style:family="text">
      <style:text-properties fo:color="#3d3d3d" loext:opacity="100%" style:font-name="JetBrains Mono" fo:font-size="10pt" fo:font-style="italic" fo:font-weight="normal" style:font-size-asian="10pt" style:font-style-asian="italic" style:font-weight-asian="normal"/>
    </style:style>
    <style:style style:name="T12" style:family="text">
      <style:text-properties fo:color="#0033b3" loext:opacity="100%" style:font-name="JetBrains Mono" fo:font-size="10pt" fo:font-style="normal" fo:font-weight="normal" style:font-size-asian="10pt" style:font-style-asian="normal" style:font-weight-asian="normal"/>
    </style:style>
    <style:style style:name="T13" style:family="text">
      <style:text-properties fo:color="#00627a" loext:opacity="100%" style:font-name="JetBrains Mono" fo:font-size="10pt" fo:font-style="normal" fo:font-weight="normal" style:font-size-asian="10pt" style:font-style-asian="normal" style:font-weight-asian="normal"/>
    </style:style>
    <style:style style:name="T14" style:family="text">
      <style:text-properties fo:color="#080808" loext:opacity="100%" style:font-name="JetBrains Mono" fo:font-size="10pt" fo:font-style="normal" fo:font-weight="normal" style:font-size-asian="10pt" style:font-style-asian="normal" style:font-weight-asian="normal"/>
    </style:style>
    <style:style style:name="T15" style:family="text">
      <style:text-properties fo:color="#080808" loext:opacity="100%" style:font-name="JetBrains Mono" fo:font-size="10pt" fo:language="zxx" fo:country="none" fo:font-style="normal" fo:font-weight="normal" style:font-size-asian="10pt" style:language-asian="zxx" style:country-asian="none" style:font-style-asian="normal" style:font-weight-asian="normal" style:language-complex="zxx" style:country-complex="none"/>
    </style:style>
    <style:style style:name="T16" style:family="text">
      <style:text-properties fo:color="#871094" loext:opacity="100%" style:font-name="JetBrains Mono" fo:font-size="10pt" fo:font-style="normal" fo:font-weight="normal" style:font-size-asian="10pt" style:font-style-asian="normal" style:font-weight-asian="normal"/>
    </style:style>
    <style:style style:name="T17" style:family="text">
      <style:text-properties fo:color="#871094" loext:opacity="100%" style:font-name="JetBrains Mono" fo:font-size="10pt" fo:font-style="italic" fo:font-weight="normal" style:font-size-asian="10pt" style:font-style-asian="italic" style:font-weight-asian="normal"/>
    </style:style>
    <style:style style:name="T18" style:family="text">
      <style:text-properties fo:color="#1750eb" loext:opacity="100%" style:font-name="JetBrains Mono" fo:font-size="10pt" fo:font-style="normal" fo:font-weight="normal" style:font-size-asian="10pt" style:font-style-asian="normal" style:font-weight-asian="normal"/>
    </style:style>
    <style:style style:name="T19" style:family="text">
      <style:text-properties officeooo:rsid="0036a868"/>
    </style:style>
    <style:style style:name="T20" style:family="text">
      <style:text-properties fo:color="#067d17" loext:opacity="100%" style:font-name="JetBrains Mono" fo:font-size="10pt" fo:font-style="normal" fo:font-weight="normal" style:font-size-asian="10pt" style:font-style-asian="normal" style:font-weight-asian="normal"/>
    </style:style>
    <style:style style:name="T21" style:family="text">
      <style:text-properties officeooo:rsid="004139c6"/>
    </style:style>
    <style:style style:name="T22" style:family="text">
      <style:text-properties officeooo:rsid="00497d49"/>
    </style:style>
    <style:style style:name="T23" style:family="text">
      <style:text-properties fo:language="de" fo:country="D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rogrammauszug"/>
      </text:sequence-decls>
      <text:p text:style-name="P4"><text:reference-mark-start text:name="Aufgabe"/><text:span text:style-name="T21">Runde 1 </text:span>Aufgabe <text:span text:style-name="T22">4</text:span>: <text:span text:style-name="T22">Würfelglück</text:span><text:reference-mark-end text:name="Aufgabe"/></text:p>
      <text:p text:style-name="P5">Bearbeiter/-in dieser Aufgabe:<text:line-break/><text:reference-mark-start text:name="Bearbeiter"/><text:span text:style-name="T1">Joshua </text:span><text:span text:style-name="T2">Bennin</text:span><text:span text:style-name="T19">g</text:span><text:reference-mark-end text:name="Bearbeiter"/></text:p>
      <text:p text:style-name="P6">7. September 2021</text:p>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Heading_20_2"/>
          </text:index-source-styles>
        </text:table-of-content-source>
        <text:index-body>
          <text:index-title text:style-name="Sect1" text:name="Table of Contents1_Head">
            <text:p text:style-name="Contents_20_Heading">Inhaltsverzeichnis</text:p>
          </text:index-title>
          <text:p text:style-name="P2"><text:a xlink:type="simple" xlink:href="#__RefHeading___Toc3215_404953111" text:style-name="Index_20_Link" text:visited-style-name="Index_20_Link">Aufgabenstellung<text:tab/>1</text:a></text:p>
          <text:p text:style-name="P2"><text:a xlink:type="simple" xlink:href="#__RefHeading___Toc2234_4178761632" text:style-name="Index_20_Link" text:visited-style-name="Index_20_Link">Lösungsidee<text:tab/>2</text:a></text:p>
          <text:p text:style-name="P2"><text:a xlink:type="simple" xlink:href="#__RefHeading___Toc2234_41787616321" text:style-name="Index_20_Link" text:visited-style-name="Index_20_Link">Umsetzung<text:tab/>2</text:a></text:p>
          <text:p text:style-name="P3"><text:a xlink:type="simple" xlink:href="#__RefHeading___Toc2255_2391500751" text:style-name="Index_20_Link" text:visited-style-name="Index_20_Link">Die Zugmethode<text:tab/>2</text:a></text:p>
          <text:p text:style-name="P3"><text:a xlink:type="simple" xlink:href="#__RefHeading___Toc3675_23915007511" text:style-name="Index_20_Link" text:visited-style-name="Index_20_Link">Ablauf der Züge<text:tab/>2</text:a></text:p>
          <text:p text:style-name="P3"><text:a xlink:type="simple" xlink:href="#__RefHeading___Toc1149_3831456747" text:style-name="Index_20_Link" text:visited-style-name="Index_20_Link">Vergleich der Würfel<text:tab/>3</text:a></text:p>
          <text:p text:style-name="P2"><text:a xlink:type="simple" xlink:href="#__RefHeading___Toc1151_3831456747" text:style-name="Index_20_Link" text:visited-style-name="Index_20_Link">Beispiele<text:tab/>3</text:a></text:p>
          <text:p text:style-name="P3"><text:a xlink:type="simple" xlink:href="#__RefHeading___Toc1155_3831456747" text:style-name="Index_20_Link" text:visited-style-name="Index_20_Link">Beispiel 0<text:tab/>3</text:a></text:p>
          <text:p text:style-name="P3"><text:a xlink:type="simple" xlink:href="#__RefHeading___Toc1161_3831456747" text:style-name="Index_20_Link" text:visited-style-name="Index_20_Link">Beispiel 1<text:tab/>4</text:a></text:p>
          <text:p text:style-name="P3"><text:a xlink:type="simple" xlink:href="#__RefHeading___Toc1159_3831456747" text:style-name="Index_20_Link" text:visited-style-name="Index_20_Link">Beispiel 2<text:tab/>4</text:a></text:p>
          <text:p text:style-name="P3"><text:a xlink:type="simple" xlink:href="#__RefHeading___Toc1157_3831456747" text:style-name="Index_20_Link" text:visited-style-name="Index_20_Link">Beispiel 3<text:tab/>4</text:a></text:p>
          <text:p text:style-name="P2"><text:a xlink:type="simple" xlink:href="#__RefHeading___Toc1153_3831456747" text:style-name="Index_20_Link" text:visited-style-name="Index_20_Link">Quellcode<text:tab/>5</text:a></text:p>
          <text:p text:style-name="P2"><text:a xlink:type="simple" xlink:href="#__RefHeading___Toc3221_404953111" text:style-name="Index_20_Link" text:visited-style-name="Index_20_Link">Quellen / Material<text:tab/>8</text:a></text:p>
        </text:index-body>
      </text:table-of-content>
      <text:h text:style-name="P22" text:outline-level="1" text:is-list-header="true"><text:bookmark-start text:name="__RefHeading___Toc3215_404953111"/>Aufgabenstellung<text:bookmark-end text:name="__RefHeading___Toc3215_404953111"/></text:h>
      <text:p text:style-name="P9">Barbara findet auf dem Dachboden eine Kiste mit vielen verschiedenen Spielwürfeln. Ein "normaler" ist dabei, der sechs Seiten hat mit den Zahlen 1 bis 6. Und dann gibt es noch welche mit ganz anderen Formen, zum Beispiel mit 4, 10, 12 oder gar 20 Seiten.</text:p>
      <text:p text:style-name="P9">Zum großen Einsatz kommt die Kiste beim nächsten gemeinsamen Spielabend mit ihren Freunden. Jeder darf sich einen Würfel aussuchen und es wird "Mensch äregere Dich nicht" gespielt. Es kommt schnell eine Diskussion auf, welcher Würfel denn die besten Chancen einräumt. Anna ist begeistert vom 20-seitigen Würfel, weil sie in einem Zug bis zu 20 Schritte machen kann. Clemens hingegen findet es viel wichtigerm dass er oft eine 6 würfelt. Denn diese benötigt man weiterhin, um eine Figut auf das Startfeld zu stellen.</text:p>
      <text:p text:style-name="P9">Hilf den Freunden und schreibe ein Programm, das eine Liste von Würfeln einliest und bestimmt, wie gut diese Würfel geeignet sindm um das Spiel zu gewinnen. Verleiche dazu jeden Würfel mit jedem anderen. Um festzustellen, welcher von zwei gegebenen Würfeln besser ist, simuliere ausreichend viele Spiele zweier Personen, wobei beide je einen der Würfel verwenden. Natürlich sollen in der Hälfte der Simulationen die erste Person anfangen und in der anderen die andere. Eine genaue Beschreibung der für die Simulation gültigen Spielregeln findest du auf den BWINF-Websiten. </text:p>
      <text:h text:style-name="P23" text:outline-level="1"><text:bookmark-start text:name="__RefHeading___Toc2234_4178761632"/><text:soft-page-break/>Lösungsidee<text:bookmark-end text:name="__RefHeading___Toc2234_4178761632"/></text:h>
      <text:p text:style-name="P10">Zum Vergleichen der Würfel simuliere ich eine Partie Mensch ärgere dich nicht zwischen den einzelnen Würfeln. Zum Vergleich führe ich ein Turnier nach dem „Jeder gegen Jeden“-Prinzip aus und zähle die absoluten Siege. Um hierbei den Zufall einzuschränken wird eine hohe Anzahl an Spielen gespielt. </text:p>
      <text:h text:style-name="P25" text:outline-level="1"><text:bookmark-start text:name="__RefHeading___Toc2234_41787616321"/>Umsetzung<text:bookmark-end text:name="__RefHeading___Toc2234_41787616321"/></text:h>
      <text:p text:style-name="P10">Die Implementation erfolgt in Java. Ein Spielobjekt beinhaltet die spielenden Teams und verwaltet welches Team zieht. Die essenzielle Teile ergeben sich einerseits zu der Zugmethode, sprich der Methode welchen den tatsächlichen Zug durchführt, und des Spielobjekts welche die Zugreihenfolge verwaltet </text:p>
      <text:p text:style-name="Heading_20_2"><text:bookmark-start text:name="__RefHeading___Toc2255_2391500751"/>Die <text:span text:style-name="T4">Zugmethode</text:span><text:bookmark-end text:name="__RefHeading___Toc2255_2391500751"/></text:p>
      <text:p text:style-name="P11">Basierend tut die Zugmethode auf der Regel: </text:p>
      <text:p text:style-name="P11">„Wer mehrere Spielsteine auf der Laufbahn stehen hat, muss mit dem vordersten Stein ziehen, der gezogen werden kann.“ </text:p>
      <text:p text:style-name="P11">Jedes Team besitzt 4 Spieler. Basierend auf dieser Regel wird die Liste der Spieler sortiert, beginnend mit dem am weitesten vorne stehenden Spieler. Für diesen Spieler wird dann gewürfelt mit dem entsprechenden Würfel und es wird in mehrere Fälle unterschieden. </text:p>
      <text:p text:style-name="P11">Fall 1: Sollte keine Bewegung möglich sein, wird dreimal gewürfelt und falls eine 6 gewürfelt wurde, entsprechend gezogen. </text:p>
      <text:p text:style-name="P11">Fall 2: Es wurde eine 6 gewürfelt und es befinden sich Spieler auf den B-Feldern. Hier wird die 6 entweder auf einen Spieler auf dem A-Feld verwendet (Räumungspflicht), oder auf den am weitesten vorne stehenden Spieler verwendet </text:p>
      <text:p text:style-name="P11">Fall 3: Es wurde eine 6 gewürfelt → Spieler bewegen, erneut ziehen </text:p>
      <text:p text:style-name="P11">Fall 4: Sollte sich ein Spieler bewegen lassen und die gewürfelte Zahl keine 6 sein, wird der am weitesten vorne stehende Spieler um die gewürfelte Zahl bewegen. </text:p>
      <text:p text:style-name="Heading_20_2"><text:bookmark-start text:name="__RefHeading___Toc3675_23915007511"/>Ablauf der Züge<text:bookmark-end text:name="__RefHeading___Toc3675_23915007511"/></text:p>
      <text:p text:style-name="P13">Das Spielobjekt ruft rekursiv die Zugmethoden der Teams prinzipiell abwechselnd auf. Die Zugmethode eines Teams gibt dabei ein MoveResult zurück. </text:p>
      <text:p text:style-name="P13">Dabei sind mehrere Rückgabewerte möglich: </text:p>
      <text:list text:style-name="L1">
        <text:list-item>
          <text:p text:style-name="P27">DEFAULT</text:p>
        </text:list-item>
        <text:list-item>
          <text:p text:style-name="P27">STEP_AGAIN</text:p>
        </text:list-item>
        <text:list-item>
          <text:p text:style-name="P27">TEAM_RED_WON</text:p>
        </text:list-item>
        <text:list-item>
          <text:p text:style-name="P27">TEAM_YELLOW_WON</text:p>
        </text:list-item>
      </text:list>
      <text:p text:style-name="P11"><text:soft-page-break/>Von dem abwechselnden Aufrufen kann allerdings je nach Rückgabe abgewichen werden. Sollte die Zugmethode „DEFAULT“ zurückgeben, wird danach die Zugmethode des anderen Teams aufgerufen. Wenn die Zugmethode „STEP_AGAIN“ zurückgibt, wird im nächsten Zug nicht das Team welches am Zug ist gewechselt, sondern das selbe Team zieht erneut. Sollte „TEAM_RED_WON“ oder „TEAM_YELLOW_WON“ zurückgegeben werden, bricht die Rekursion ab und der Gewinner des Spiels steht fest. </text:p>
      <text:p text:style-name="P11">Da das Spiel sich besonders bei den in den BWInf-Beispielen verwendeten Würfeln gerne in eine Situation begibt, in der keines der beiden Teams mehr ziehen kann, sind zusätzlich die Züge pro Spiel auf 5000 limitiert. Es werden alle Züge gezählt und bei überschreiten dieser Konstanten die Rekursion abgebrochen. In diesem Falle gibt es keinen Gewinner. </text:p>
      <text:p text:style-name="Heading_20_2"><text:bookmark-start text:name="__RefHeading___Toc1149_3831456747"/>Vergleich der Würfel <text:bookmark-end text:name="__RefHeading___Toc1149_3831456747"/></text:p>
      <text:p text:style-name="P16">Die Würfel lassen sich in mehreren Aspekten unterscheiden. Damit ein Würfel im Spiel gut abschneidet muss er unter anderem eine ausgeglichene Anzahl an großen und kleinen Zahlen bieten, um damit sowohl kleine als auch große Distanzen zu bieten. Außerdem spielt die Anzahl an Sechsen auf dem Würfel eine entscheidende Rolle, da die Sechs sowohl einen weiteren Zug als auch das auf das Feld bringen von Spielern ermöglicht. Es gäbe durchaus Möglichkeiten diese Würfel auf einzelne Aspekte zu untersuchen, allerdings lässt sich davon schwer auf den tatsächlichen Spielerfolg schwer zurückschließen. Die Würfel werden daher nach der absoluten Anzahl der Siege in einem „Jeder gegen Jeden“ System verglichen. Um dabei den Zufall möglichst auszuschließen, werden pro Aufeinandertreffen von zwei Würfeln 10.000 Spiele durchgeführt. Es werden demnach für 6 Würfel (6 * 5 * 10.000) 300.000 Spiele gespielt. </text:p>
      <text:h text:style-name="P24" text:outline-level="1"><text:bookmark-start text:name="__RefHeading___Toc1151_3831456747"/>Beispiele<text:bookmark-end text:name="__RefHeading___Toc1151_3831456747"/></text:h>
      <text:p text:style-name="P12">Bei den Beispielen werden die Würfel über ihre Ziffern dargestellt. Die Listen sind nach der Anzahl an Siegen absteigend sortiert. </text:p>
      <text:p text:style-name="Heading_20_2"><text:bookmark-start text:name="__RefHeading___Toc1155_3831456747"/><text:span text:style-name="T23">Beispiel</text:span> 0 <text:bookmark-end text:name="__RefHeading___Toc1155_3831456747"/></text:p>
      <text:p text:style-name="P14">86816.0 Siege mit Würfel: [1, 1, 1, 6, 6, 6] </text:p>
      <text:p text:style-name="P14">64868.0 Siege mit Würfel: [1, 2, 3, 4, 5, 6] </text:p>
      <text:p text:style-name="P14">59221.0 Siege mit Würfel: [1, 2, 3, 4, 5, 6, 7, 8, 9, 10, 11, 12] </text:p>
      <text:p text:style-name="P14">55814.0 Siege mit Würfel: [0, 1, 2, 3, 4, 5, 6, 7, 8, 9] </text:p>
      <text:p text:style-name="P14">33281.0 Siege mit Würfel: [1, 2, 3, 4, 5, 6, 7, 8, 9, 10, 11, 12, 13, 14, 15, 16, 17, 18, 19, 20] </text:p>
      <text:p text:style-name="P14">0.0 Siege mit Würfel: [1, 2, 3, 4]</text:p>
      <text:p text:style-name="P14">Benötigte Zeit: 8.698s </text:p>
      <text:p text:style-name="P8"/>
      <text:p text:style-name="Standard"/>
      <text:p text:style-name="P8"><text:bookmark-start text:name="__RefHeading___Toc1161_3831456747"/><text:soft-page-break/>Beispiel 1<text:bookmark-end text:name="__RefHeading___Toc1161_3831456747"/></text:p>
      <text:p text:style-name="P14">58312.0 Siege mit Würfel: [1, 2, 3, 4, 5, 6]</text:p>
      <text:p text:style-name="P14">54577.0 Siege mit Würfel: [2, 3, 4, 5, 6, 7]</text:p>
      <text:p text:style-name="P14">45798.0 Siege mit Würfel: [3, 4, 5, 6, 7, 8]</text:p>
      <text:p text:style-name="P14">41203.0 Siege mit Würfel: [4, 5, 6, 7, 8, 9]</text:p>
      <text:p text:style-name="P14">25487.0 Siege mit Würfel: [5, 6, 7, 8, 9, 10]</text:p>
      <text:p text:style-name="P14">14501.0 Siege mit Würfel: [6, 7, 8, 9, 10, 11]</text:p>
      <text:p text:style-name="P14">Benötigte Zeit: 40.823s </text:p>
      <text:p text:style-name="P8"><text:bookmark-start text:name="__RefHeading___Toc1159_3831456747"/>Beispiel 2<text:bookmark-end text:name="__RefHeading___Toc1159_3831456747"/></text:p>
      <text:p text:style-name="P14">71400.0 Siege mit Würfel: [1, 6, 6, 6, 6, 6]</text:p>
      <text:p text:style-name="P14">61169.0 Siege mit Würfel: [1, 1, 6, 6, 6, 6]</text:p>
      <text:p text:style-name="P14">44690.0 Siege mit Würfel: [1, 1, 1, 6, 6, 6]</text:p>
      <text:p text:style-name="P14">22323.0 Siege mit Würfel: [1, 1, 1, 1, 6, 6]</text:p>
      <text:p text:style-name="P14">418.0 Siege mit Würfel: [1, 1, 1, 1, 1, 6]</text:p>
      <text:p text:style-name="P14">Benötigte Zeit: 9.205s </text:p>
      <text:p text:style-name="P8"><text:bookmark-start text:name="__RefHeading___Toc1157_3831456747"/>Beispiel 3<text:bookmark-end text:name="__RefHeading___Toc1157_3831456747"/></text:p>
      <text:p text:style-name="P15">71641.0 Siege mit Würfel: [1, 2, 5, 6]</text:p>
      <text:p text:style-name="P15">63121.0Siege mit Würfel: [1, 2, 3, 4, 5, 6, 7, 8]</text:p>
      <text:p text:style-name="P15">55916.0 Siege mit Würfel: [1, 2, 3, 4, 5, 6]</text:p>
      <text:p text:style-name="P15">48554.0 Siege mit Würfel: [1, 2, 3, 4, 5, 6, 7, 8, 9, 10, 11, 12]</text:p>
      <text:p text:style-name="P15">44311.0 Siege mit Würfel: [0, 1, 2, 3, 4, 5, 6, 7, 8, 9]</text:p>
      <text:p text:style-name="P15">16457.0 Siege mit Würfel: [1, 2, 3, 4, 5, 6, 7, 8, 9, 10, 11, 12, 13, 14, 15, 16, 17, 18, 19, 20] Benötigte Zeit: 8.215s </text:p>
      <text:h text:style-name="Heading_20_1" text:outline-level="1" text:is-list-header="true"><text:span text:style-name="T6"/></text:h>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h text:style-name="Heading_20_1" text:outline-level="1"><text:span text:style-name="T6"/></text:h>
      <text:p text:style-name="Text_20_body"><text:span text:style-name="T6"/></text:p>
      <text:h text:style-name="Heading_20_1" text:outline-level="1"><text:bookmark-start text:name="__RefHeading___Toc1153_3831456747"/><text:soft-page-break/><text:span text:style-name="T6">Quellcode</text:span><text:bookmark-end text:name="__RefHeading___Toc1153_3831456747"/></text:h>
      <text:p text:style-name="P28"><text:span text:style-name="T15"><text:line-break/></text:span><text:span text:style-name="T10">/**<text:line-break/> * Methode welche über den Zug entscheidet und den Spieler bewegt<text:line-break/> */<text:line-break/></text:span><text:span text:style-name="T12">public </text:span><text:span text:style-name="T3">MoveResult </text:span><text:span text:style-name="T13">move</text:span><text:span text:style-name="T14">() {<text:line-break/> <text:s text:c="3"/></text:span><text:span text:style-name="T12">if </text:span><text:span text:style-name="T14">(hasWon()) {<text:line-break/> <text:s text:c="7"/></text:span><text:span text:style-name="T12">if </text:span><text:span text:style-name="T14">(</text:span><text:span text:style-name="T12">this</text:span><text:span text:style-name="T14">.</text:span><text:span text:style-name="T16">name</text:span><text:span text:style-name="T14">.equals(</text:span><text:span text:style-name="T20">"Team Gelb"</text:span><text:span text:style-name="T14">)) {<text:line-break/> <text:s text:c="11"/></text:span><text:span text:style-name="T12">return </text:span><text:span text:style-name="T3">MoveResult</text:span><text:span text:style-name="T14">.</text:span><text:span text:style-name="T17">TEAM_YELLOW_WON</text:span><text:span text:style-name="T14">;<text:line-break/> <text:s text:c="7"/>} </text:span><text:span text:style-name="T12">else </text:span><text:span text:style-name="T14">{<text:line-break/> <text:s text:c="11"/></text:span><text:span text:style-name="T12">return </text:span><text:span text:style-name="T3">MoveResult</text:span><text:span text:style-name="T14">.</text:span><text:span text:style-name="T17">TEAM_RED_WON</text:span><text:span text:style-name="T14">;<text:line-break/> <text:s text:c="7"/>}<text:line-break/> <text:s text:c="3"/>}<text:line-break/> <text:s text:c="3"/></text:span><text:span text:style-name="T12">this</text:span><text:span text:style-name="T14">.</text:span><text:span text:style-name="T16">players</text:span><text:span text:style-name="T14">.sort((o1, o2) -&gt; o1.</text:span><text:span text:style-name="T16">position </text:span><text:span text:style-name="T14">&gt; o2.</text:span><text:span text:style-name="T16">position </text:span><text:span text:style-name="T14">? </text:span><text:span text:style-name="T18">1 </text:span><text:span text:style-name="T14">: </text:span><text:span text:style-name="T18">0</text:span><text:span text:style-name="T14">);<text:line-break/> <text:s text:c="3"/></text:span><text:span text:style-name="T12">int </text:span><text:span text:style-name="T14">playerIndex = </text:span><text:span text:style-name="T18">0</text:span><text:span text:style-name="T14">;<text:line-break/> <text:s text:c="3"/></text:span><text:span text:style-name="T12">int </text:span><text:span text:style-name="T14">distanceToMove = </text:span><text:span text:style-name="T12">this</text:span><text:span text:style-name="T14">.</text:span><text:span text:style-name="T16">dice</text:span><text:span text:style-name="T14">.roll();<text:line-break/> <text:s text:c="3"/></text:span><text:span text:style-name="T12">while </text:span><text:span text:style-name="T14">(playerIndex &lt; </text:span><text:span text:style-name="T18">4</text:span><text:span text:style-name="T14">) { </text:span><text:span text:style-name="T10">// Try to move every player, starting with the most far away one<text:line-break/> <text:s text:c="7"/></text:span><text:span text:style-name="T3">Player </text:span><text:span text:style-name="T14">playerToMove = </text:span><text:span text:style-name="T12">this</text:span><text:span text:style-name="T14">.</text:span><text:span text:style-name="T16">players</text:span><text:span text:style-name="T14">.get(playerIndex); </text:span><text:span text:style-name="T10">// Get the player<text:line-break/> <text:s text:c="7"/></text:span><text:span text:style-name="T12">if </text:span><text:span text:style-name="T14">(playerToMove.isInBase() &amp;&amp; !hasSpaceToMove()) { </text:span><text:span text:style-name="T10">// Check if the most far away player is in base, if yes there is none on the field<text:line-break/> <text:s text:c="11"/></text:span><text:span text:style-name="T12">for </text:span><text:span text:style-name="T14">(</text:span><text:span text:style-name="T12">int </text:span><text:span text:style-name="T14">dice = </text:span><text:span text:style-name="T18">0</text:span><text:span text:style-name="T14">; dice &lt; </text:span><text:span text:style-name="T18">2</text:span><text:span text:style-name="T14">; dice++) { </text:span><text:span text:style-name="T10">// Roll the dice 3 times<text:line-break/> <text:s text:c="15"/></text:span><text:span text:style-name="T14">distanceToMove = </text:span><text:span text:style-name="T12">this</text:span><text:span text:style-name="T14">.</text:span><text:span text:style-name="T16">dice</text:span><text:span text:style-name="T14">.roll(); </text:span><text:span text:style-name="T10">// Get random number<text:line-break/> <text:s text:c="15"/></text:span><text:span text:style-name="T12">if </text:span><text:span text:style-name="T14">(distanceToMove == </text:span><text:span text:style-name="T18">6</text:span><text:span text:style-name="T14">) { </text:span><text:span text:style-name="T10">// If the random number was a 6, move player out of base<text:line-break/> <text:s text:c="19"/></text:span><text:span text:style-name="T14">playerToMove.setInBase(</text:span><text:span text:style-name="T12">false</text:span><text:span text:style-name="T14">);<text:line-break/> <text:s text:c="19"/>playerToMove.setPosition(</text:span><text:span text:style-name="T18">1</text:span><text:span text:style-name="T14">);<text:line-break/> <text:s text:c="19"/></text:span><text:span text:style-name="T12">return </text:span><text:span text:style-name="T3">MoveResult</text:span><text:span text:style-name="T14">.</text:span><text:span text:style-name="T17">STEP_AGAIN</text:span><text:span text:style-name="T14">;<text:line-break/> <text:s text:c="15"/>}<text:line-break/> <text:s text:c="11"/>}<text:line-break/> <text:s text:c="11"/></text:span><text:span text:style-name="T12">break</text:span><text:span text:style-name="T14">;<text:line-break/> <text:s text:c="7"/>} </text:span><text:span text:style-name="T12">else </text:span><text:span text:style-name="T14">{<text:line-break/> <text:s text:c="11"/></text:span><text:span text:style-name="T12">if </text:span><text:span text:style-name="T14">(distanceToMove == </text:span><text:span text:style-name="T18">6</text:span><text:span text:style-name="T14">) { </text:span><text:span text:style-name="T10">// If the move was successful and the diced number was a 6, dice again...<text:line-break/> <text:s text:c="15"/></text:span><text:span text:style-name="T12">this</text:span><text:span text:style-name="T14">.</text:span><text:span text:style-name="T16">players</text:span><text:span text:style-name="T14">.sort((o1, o2) -&gt; o1.</text:span><text:span text:style-name="T16">position </text:span><text:span text:style-name="T14">&gt; o2.</text:span><text:span text:style-name="T16">position </text:span><text:span text:style-name="T14">? </text:span><text:span text:style-name="T18">1 </text:span><text:span text:style-name="T14">: </text:span><text:span text:style-name="T18">0</text:span><text:span text:style-name="T14">); </text:span><text:span text:style-name="T10">// Resort list<text:line-break/> <text:s text:c="15"/></text:span><text:span text:style-name="T12">if </text:span><text:span text:style-name="T14">(!hasPlayersInBase()) {<text:line-break/> <text:s text:c="19"/></text:span><text:span text:style-name="T12">int </text:span><text:span text:style-name="T14">playerIndex2 = </text:span><text:span text:style-name="T18">0</text:span><text:span text:style-name="T14">;<text:line-break/> <text:s text:c="19"/></text:span><text:span text:style-name="T12">boolean </text:span><text:span text:style-name="T14">moveSucceededSix;<text:line-break/> <text:s text:c="19"/></text:span><text:span text:style-name="T12">while </text:span><text:span text:style-name="T14">(playerIndex2 &lt; </text:span><text:span text:style-name="T18">4</text:span><text:span text:style-name="T14">) {<text:line-break/> <text:s text:c="23"/>playerToMove = </text:span><text:span text:style-name="T12">this</text:span><text:span text:style-name="T14">.</text:span><text:span text:style-name="T16">players</text:span><text:span text:style-name="T14">.get(playerIndex2);<text:line-break/> <text:s text:c="23"/>moveSucceededSix = movePlayer(playerToMove, distanceToMove);<text:line-break/> <text:s text:c="23"/></text:span><text:span text:style-name="T12">if </text:span><text:span text:style-name="T14">(moveSucceededSix) {<text:line-break/> <text:s text:c="27"/></text:span><text:span text:style-name="T12">return </text:span><text:span text:style-name="T3">MoveResult</text:span><text:span text:style-name="T14">.</text:span><text:span text:style-name="T17">STEP_AGAIN</text:span><text:span text:style-name="T14">;<text:line-break/> <text:s text:c="23"/>} </text:span><text:span text:style-name="T12">else </text:span><text:span text:style-name="T14">{<text:line-break/> <text:s text:c="27"/>playerIndex2++;<text:line-break/> <text:s text:c="23"/>}<text:line-break/> <text:s text:c="19"/>}<text:line-break/> <text:s text:c="15"/>} </text:span><text:span text:style-name="T12">else </text:span><text:span text:style-name="T14">{<text:line-break/> <text:s text:c="19"/></text:span><text:span text:style-name="T3">Player potentialAFieldPlayer </text:span><text:span text:style-name="T14">= getPlayerOnA();<text:line-break/> <text:s text:c="19"/></text:span><text:span text:style-name="T12">if </text:span><text:span text:style-name="T14">(</text:span><text:span text:style-name="T3">potentialAFieldPlayer </text:span><text:span text:style-name="T14">!= </text:span><text:span text:style-name="T12">null</text:span><text:span text:style-name="T14">) {<text:line-break/> <text:s text:c="23"/>movePlayer(</text:span><text:span text:style-name="T3">potentialAFieldPlayer</text:span><text:span text:style-name="T14">, distanceToMove);<text:line-break/> <text:s text:c="19"/>} </text:span><text:span text:style-name="T12">else </text:span><text:span text:style-name="T14">{<text:line-break/> <text:s text:c="23"/>playerToMove = </text:span><text:span text:style-name="T12">this</text:span><text:span text:style-name="T14">.</text:span><text:span text:style-name="T16">players</text:span><text:span text:style-name="T14">.stream().filter(</text:span><text:span text:style-name="T3">Player</text:span><text:span text:style-name="T14">::isInBase).findFirst().get();<text:line-break/></text:span><text:soft-page-break/><text:span text:style-name="T14"> <text:s text:c="23"/>playerToMove.setPosition(</text:span><text:span text:style-name="T18">1</text:span><text:span text:style-name="T14">);<text:line-break/> <text:s text:c="23"/>playerToMove.setInBase(</text:span><text:span text:style-name="T12">false</text:span><text:span text:style-name="T14">);<text:line-break/> <text:s text:c="19"/>}<text:line-break/> <text:s text:c="15"/>}<text:line-break/> <text:s text:c="15"/></text:span><text:span text:style-name="T12">return </text:span><text:span text:style-name="T3">MoveResult</text:span><text:span text:style-name="T14">.</text:span><text:span text:style-name="T17">STEP_AGAIN</text:span><text:span text:style-name="T14">;<text:line-break/> <text:s text:c="11"/>} </text:span><text:span text:style-name="T12">else </text:span><text:span text:style-name="T14">{<text:line-break/> <text:s text:c="15"/></text:span><text:span text:style-name="T10">// Normal move<text:line-break/> <text:s text:c="15"/></text:span><text:span text:style-name="T12">boolean </text:span><text:span text:style-name="T3">moveSucceeded </text:span><text:span text:style-name="T14">= movePlayer(playerToMove, distanceToMove); </text:span><text:span text:style-name="T10">// Try to move player<text:line-break/> <text:s text:c="15"/></text:span><text:span text:style-name="T12">if </text:span><text:span text:style-name="T14">(!</text:span><text:span text:style-name="T3">moveSucceeded</text:span><text:span text:style-name="T14">) playerIndex++; </text:span><text:span text:style-name="T10">// Go for next player<text:line-break/> <text:s text:c="15"/></text:span><text:span text:style-name="T12">else </text:span><text:span text:style-name="T14">{<text:line-break/> <text:s text:c="19"/></text:span><text:span text:style-name="T12">return </text:span><text:span text:style-name="T3">MoveResult</text:span><text:span text:style-name="T14">.</text:span><text:span text:style-name="T17">DEFAULT</text:span><text:span text:style-name="T14">;<text:line-break/> <text:s text:c="15"/>}<text:line-break/> <text:s text:c="11"/>}<text:line-break/> <text:s text:c="7"/>}<text:line-break/> <text:s text:c="3"/>}<text:line-break/> <text:s text:c="3"/></text:span><text:span text:style-name="T12">if </text:span><text:span text:style-name="T14">(hasWon()) {<text:line-break/> <text:s text:c="7"/></text:span><text:span text:style-name="T12">if </text:span><text:span text:style-name="T14">(</text:span><text:span text:style-name="T12">this</text:span><text:span text:style-name="T14">.</text:span><text:span text:style-name="T16">name</text:span><text:span text:style-name="T14">.equals(</text:span><text:span text:style-name="T20">"Team Gelb"</text:span><text:span text:style-name="T14">)) {<text:line-break/> <text:s text:c="11"/></text:span><text:span text:style-name="T12">return </text:span><text:span text:style-name="T3">MoveResult</text:span><text:span text:style-name="T14">.</text:span><text:span text:style-name="T17">TEAM_YELLOW_WON</text:span><text:span text:style-name="T14">;<text:line-break/> <text:s text:c="7"/>} </text:span><text:span text:style-name="T12">else </text:span><text:span text:style-name="T14">{<text:line-break/> <text:s text:c="11"/></text:span><text:span text:style-name="T12">return </text:span><text:span text:style-name="T3">MoveResult</text:span><text:span text:style-name="T14">.</text:span><text:span text:style-name="T17">TEAM_RED_WON</text:span><text:span text:style-name="T14">;<text:line-break/> <text:s text:c="7"/>}<text:line-break/> <text:s text:c="3"/>}<text:line-break/> <text:s text:c="3"/></text:span><text:span text:style-name="T12">return </text:span><text:span text:style-name="T3">MoveResult</text:span><text:span text:style-name="T14">.</text:span><text:span text:style-name="T17">DEFAULT</text:span><text:span text:style-name="T14">;<text:line-break/>}<text:line-break/></text:span></text:p>
      <text:p text:style-name="P28"><text:span text:style-name="T15"><text:line-break/></text:span><text:span text:style-name="T12">public class </text:span><text:span text:style-name="T3">Spiel </text:span><text:span text:style-name="T14">{<text:line-break/> <text:s text:c="3"/></text:span><text:span text:style-name="T12">public static int </text:span><text:span text:style-name="T17">MAX_STEPS_PER_GAME </text:span><text:span text:style-name="T14">= </text:span><text:span text:style-name="T18">5000</text:span><text:span text:style-name="T14">;<text:line-break/><text:line-break/> <text:s text:c="3"/></text:span><text:span text:style-name="T12">public </text:span><text:span text:style-name="T3">ArrayList</text:span><text:span text:style-name="T14">&lt;</text:span><text:span text:style-name="T3">Team</text:span><text:span text:style-name="T14">&gt; </text:span><text:span text:style-name="T16">teams </text:span><text:span text:style-name="T14">= </text:span><text:span text:style-name="T12">new </text:span><text:span text:style-name="T14">ArrayList&lt;&gt;(</text:span><text:span text:style-name="T18">2</text:span><text:span text:style-name="T14">);<text:line-break/> <text:s text:c="3"/></text:span><text:span text:style-name="T12">public </text:span><text:span text:style-name="T3">Team </text:span><text:span text:style-name="T16">currentlyMovingTeam </text:span><text:span text:style-name="T14">= </text:span><text:span text:style-name="T12">null</text:span><text:span text:style-name="T14">;<text:line-break/> <text:s text:c="3"/></text:span><text:span text:style-name="T12">private </text:span><text:span text:style-name="T3">Team </text:span><text:span text:style-name="T16">winner</text:span><text:span text:style-name="T14">;<text:line-break/><text:line-break/> <text:s text:c="3"/></text:span><text:span text:style-name="T12">private int </text:span><text:span text:style-name="T16">draws</text:span><text:span text:style-name="T14">;<text:line-break/><text:line-break/> <text:s text:c="3"/></text:span><text:span text:style-name="T12">private final </text:span><text:span text:style-name="T3">Team </text:span><text:span text:style-name="T16">teamRot</text:span><text:span text:style-name="T14">;<text:line-break/> <text:s text:c="3"/></text:span><text:span text:style-name="T12">private final </text:span><text:span text:style-name="T3">Team </text:span><text:span text:style-name="T16">teamGelb</text:span><text:span text:style-name="T14">;<text:line-break/> <text:s text:c="3"/></text:span><text:span text:style-name="T3">Iterator</text:span><text:span text:style-name="T14">&lt;</text:span><text:span text:style-name="T3">Team</text:span><text:span text:style-name="T14">&gt; </text:span><text:span text:style-name="T16">teamIterator</text:span><text:span text:style-name="T14">;<text:line-break/><text:line-break/> <text:s text:c="3"/></text:span><text:span text:style-name="T10">/**<text:line-break/> <text:s text:c="4"/>* Simulation eines Spieles<text:line-break/> <text:s text:c="4"/>* @param </text:span><text:span text:style-name="T11">teamRot </text:span><text:span text:style-name="T10">Objekt des Team Rot<text:line-break/> <text:s text:c="4"/>* @param </text:span><text:span text:style-name="T11">teamGelb </text:span><text:span text:style-name="T10">Objekt des Team Gelb<text:line-break/> <text:s text:c="4"/>*/<text:line-break/> <text:s text:c="3"/></text:span><text:span text:style-name="T12">public </text:span><text:span text:style-name="T13">Spiel</text:span><text:span text:style-name="T14">(</text:span><text:span text:style-name="T3">Team </text:span><text:span text:style-name="T14">teamRot, </text:span><text:span text:style-name="T3">Team </text:span><text:span text:style-name="T14">teamGelb) {<text:line-break/><text:line-break/> <text:s text:c="7"/></text:span><text:span text:style-name="T12">this</text:span><text:span text:style-name="T14">.</text:span><text:span text:style-name="T16">teamRot </text:span><text:span text:style-name="T14">= teamRot;<text:line-break/> <text:s text:c="7"/></text:span><text:span text:style-name="T12">this</text:span><text:span text:style-name="T14">.</text:span><text:span text:style-name="T16">teamGelb </text:span><text:span text:style-name="T14">= teamGelb;<text:line-break/><text:line-break/> <text:s text:c="7"/>teamRot.resetPlayerPositions();<text:line-break/></text:span><text:soft-page-break/><text:span text:style-name="T14"> <text:s text:c="7"/>teamGelb.resetPlayerPositions();<text:line-break/><text:line-break/> <text:s text:c="7"/>teamGelb.setOpponent(teamRot);<text:line-break/> <text:s text:c="7"/>teamRot.setOpponent(teamGelb);<text:line-break/><text:line-break/> <text:s text:c="7"/></text:span><text:span text:style-name="T16">teams</text:span><text:span text:style-name="T14">.add(teamRot);<text:line-break/> <text:s text:c="7"/></text:span><text:span text:style-name="T16">teams</text:span><text:span text:style-name="T14">.add(teamGelb);<text:line-break/><text:line-break/> <text:s text:c="7"/></text:span><text:span text:style-name="T16">teamIterator </text:span><text:span text:style-name="T14">= </text:span><text:span text:style-name="T16">teams</text:span><text:span text:style-name="T14">.iterator();<text:line-break/> <text:s text:c="3"/>}<text:line-break/><text:line-break/> <text:s text:c="2"/></text:span></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oft-page-break/><text:span text:style-name="T14"><text:s/></text:span><text:span text:style-name="T10">/**<text:line-break/> <text:s text:c="4"/>* Methode die über den TeamIterator das Team wechselt<text:line-break/> <text:s text:c="4"/>* und dann die Zugmethode des entsprechenden Teams aufruft<text:line-break/> <text:s text:c="4"/>*/<text:line-break/> <text:s text:c="3"/></text:span><text:span text:style-name="T12">public void </text:span><text:span text:style-name="T13">step</text:span><text:span text:style-name="T14">() {<text:line-break/> <text:s text:c="7"/></text:span><text:span text:style-name="T12">if </text:span><text:span text:style-name="T14">(</text:span><text:span text:style-name="T16">draws </text:span><text:span text:style-name="T14">&gt;= </text:span><text:span text:style-name="T17">MAX_STEPS_PER_GAME</text:span><text:span text:style-name="T14">) {<text:line-break/> <text:s text:c="11"/></text:span><text:span text:style-name="T12">return</text:span><text:span text:style-name="T14">;<text:line-break/> <text:s text:c="7"/>}<text:line-break/> <text:s text:c="7"/></text:span><text:span text:style-name="T16">draws</text:span><text:span text:style-name="T14">++;<text:line-break/> <text:s text:c="7"/></text:span><text:span text:style-name="T12">if </text:span><text:span text:style-name="T14">(!</text:span><text:span text:style-name="T16">teamIterator</text:span><text:span text:style-name="T14">.hasNext()) </text:span><text:span text:style-name="T16">teamIterator </text:span><text:span text:style-name="T14">= </text:span><text:span text:style-name="T16">teams</text:span><text:span text:style-name="T14">.iterator();<text:line-break/><text:line-break/> <text:s text:c="7"/></text:span><text:span text:style-name="T16">currentlyMovingTeam </text:span><text:span text:style-name="T14">= </text:span><text:span text:style-name="T16">teamIterator</text:span><text:span text:style-name="T14">.next();<text:line-break/> <text:s text:c="7"/></text:span><text:span text:style-name="T3">MoveResult result </text:span><text:span text:style-name="T14">= </text:span><text:span text:style-name="T16">currentlyMovingTeam</text:span><text:span text:style-name="T14">.move();<text:line-break/> <text:s text:c="7"/></text:span><text:span text:style-name="T12">switch </text:span><text:span text:style-name="T14">(</text:span><text:span text:style-name="T3">result</text:span><text:span text:style-name="T14">) {<text:line-break/> <text:s text:c="11"/></text:span><text:span text:style-name="T12">case </text:span><text:span text:style-name="T17">STEP_AGAIN </text:span><text:span text:style-name="T14">-&gt; </text:span><text:span text:style-name="T12">this</text:span><text:span text:style-name="T14">.stepAgain();<text:line-break/> <text:s text:c="11"/></text:span><text:span text:style-name="T12">case </text:span><text:span text:style-name="T17">DEFAULT </text:span><text:span text:style-name="T14">-&gt; </text:span><text:span text:style-name="T12">this</text:span><text:span text:style-name="T14">.step();<text:line-break/> <text:s text:c="11"/></text:span><text:span text:style-name="T12">case </text:span><text:span text:style-name="T17">TEAM_RED_WON </text:span><text:span text:style-name="T14">-&gt; </text:span><text:span text:style-name="T16">winner </text:span><text:span text:style-name="T14">= </text:span><text:span text:style-name="T12">this</text:span><text:span text:style-name="T14">.</text:span><text:span text:style-name="T16">teamRot</text:span><text:span text:style-name="T14">;<text:line-break/> <text:s text:c="11"/></text:span><text:span text:style-name="T12">case </text:span><text:span text:style-name="T17">TEAM_YELLOW_WON </text:span><text:span text:style-name="T14">-&gt; </text:span><text:span text:style-name="T16">winner </text:span><text:span text:style-name="T14">= </text:span><text:span text:style-name="T12">this</text:span><text:span text:style-name="T14">.</text:span><text:span text:style-name="T16">teamGelb</text:span><text:span text:style-name="T14">;<text:line-break/> <text:s text:c="7"/>}<text:line-break/> <text:s text:c="3"/>}<text:line-break/><text:line-break/> <text:s text:c="3"/></text:span><text:span text:style-name="T10">/**<text:line-break/> <text:s text:c="4"/>* Methode die nicht das Team wechselt,<text:line-break/> <text:s text:c="4"/>* sondern das selbe Team erneut ziehen lässt<text:line-break/> <text:s text:c="4"/>*/<text:line-break/> <text:s text:c="3"/></text:span><text:span text:style-name="T12">public void </text:span><text:span text:style-name="T13">stepAgain</text:span><text:span text:style-name="T14">() {<text:line-break/> <text:s text:c="7"/></text:span><text:span text:style-name="T12">if </text:span><text:span text:style-name="T14">(</text:span><text:span text:style-name="T16">draws </text:span><text:span text:style-name="T14">&gt;= </text:span><text:span text:style-name="T17">MAX_STEPS_PER_GAME</text:span><text:span text:style-name="T14">) {<text:line-break/> <text:s text:c="11"/></text:span><text:span text:style-name="T12">return</text:span><text:span text:style-name="T14">;<text:line-break/> <text:s text:c="7"/>}<text:line-break/> <text:s text:c="7"/></text:span><text:span text:style-name="T3">MoveResult result </text:span><text:span text:style-name="T14">= </text:span><text:span text:style-name="T16">currentlyMovingTeam</text:span><text:span text:style-name="T14">.move();<text:line-break/> <text:s text:c="7"/></text:span><text:span text:style-name="T12">switch </text:span><text:span text:style-name="T14">(</text:span><text:span text:style-name="T3">result</text:span><text:span text:style-name="T14">) {<text:line-break/> <text:s text:c="11"/></text:span><text:span text:style-name="T12">case </text:span><text:span text:style-name="T17">STEP_AGAIN </text:span><text:span text:style-name="T14">-&gt; </text:span><text:span text:style-name="T12">this</text:span><text:span text:style-name="T14">.stepAgain();<text:line-break/> <text:s text:c="11"/></text:span><text:span text:style-name="T12">case </text:span><text:span text:style-name="T17">DEFAULT </text:span><text:span text:style-name="T14">-&gt; </text:span><text:span text:style-name="T12">this</text:span><text:span text:style-name="T14">.step();<text:line-break/> <text:s text:c="11"/></text:span><text:span text:style-name="T12">case </text:span><text:span text:style-name="T17">TEAM_RED_WON </text:span><text:span text:style-name="T14">-&gt; </text:span><text:span text:style-name="T16">winner </text:span><text:span text:style-name="T14">= </text:span><text:span text:style-name="T12">this</text:span><text:span text:style-name="T14">.</text:span><text:span text:style-name="T16">teamRot</text:span><text:span text:style-name="T14">;<text:line-break/> <text:s text:c="11"/></text:span><text:span text:style-name="T12">case </text:span><text:span text:style-name="T17">TEAM_YELLOW_WON </text:span><text:span text:style-name="T14">-&gt; </text:span><text:span text:style-name="T16">winner </text:span><text:span text:style-name="T14">= </text:span><text:span text:style-name="T12">this</text:span><text:span text:style-name="T14">.</text:span><text:span text:style-name="T16">teamGelb</text:span><text:span text:style-name="T14">;<text:line-break/> <text:s text:c="7"/>}<text:line-break/> <text:s text:c="3"/>}<text:line-break/><text:line-break/> <text:s text:c="3"/></text:span><text:span text:style-name="T12">public </text:span><text:span text:style-name="T3">Team </text:span><text:span text:style-name="T13">getWinner</text:span><text:span text:style-name="T14">() {<text:line-break/> <text:s text:c="7"/></text:span><text:span text:style-name="T12">return </text:span><text:span text:style-name="T16">winner</text:span><text:span text:style-name="T14">;<text:line-break/> <text:s text:c="3"/>}<text:line-break/>}</text:span></text:p>
      <text:p text:style-name="P19"/>
      <text:p text:style-name="P7"/>
      <text:h text:style-name="P26" text:outline-level="1"><text:bookmark-start text:name="__RefHeading___Toc3221_404953111"/>Quellen / Material<text:bookmark-end text:name="__RefHeading___Toc3221_404953111"/></text:h>
      <text:p text:style-name="P17"><text:span text:style-name="T7">Aufgabestellung: </text:span><text:a xlink:type="simple" xlink:href="https://bwinf.de/bundeswettbewerb/40/1/" text:style-name="Internet_20_link" text:visited-style-name="Visited_20_Internet_20_Link"><text:span text:style-name="T4">https://bwinf.de/bundeswettbewerb/40/</text:span><text:span text:style-name="T5">1</text:span><text:span text:style-name="T4">/</text:span></text:a><text:span text:style-name="T4"> [0</text:span><text:span text:style-name="T5">3</text:span><text:span text:style-name="T4">.09.2022 ~ </text:span><text:span text:style-name="T5">20:15</text:span><text:span text:style-name="T4"> Uhr] </text:span></text:p>
      <text:p text:style-name="P18"><text:span text:style-name="T4">Beispieldaten: </text:span><text:a xlink:type="simple" xlink:href="https://bwinf.de/bundeswettbewerb/40/1/" text:style-name="Internet_20_link" text:visited-style-name="Visited_20_Internet_20_Link"><text:span text:style-name="T8">https://bwinf.de/bundeswettbewerb/40/</text:span><text:span text:style-name="T9">1</text:span><text:span text:style-name="T8">/</text:span></text:a><text:span text:style-name="T4"> </text:span><text:span text:style-name="T8">[0</text:span><text:span text:style-name="T9">3</text:span><text:span text:style-name="T8">.09.2022 ~ </text:span><text:span text:style-name="T9">20:15</text:span><text:span text:style-name="T8"> Uhr]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 PL SungtiL GB" svg:font-family="'AR PL SungtiL GB'" style:font-family-generic="system" style:font-pitch="variable"/>
    <style:font-face style:name="FreeSans"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OpenSymbol" svg:font-family="OpenSymbol" style:font-charset="x-symbol"/>
    <style:font-face style:name="Tahoma" svg:font-family="Tahom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3b0df6"/>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llustration" style:family="paragraph" style:parent-style-name="Caption" style:class="extra"/>
    <style:style style:name="List_20_Contents" style:display-name="List Contents" style:family="paragraph" style:parent-style-name="Standard" style:class="html">
      <style:paragraph-properties fo:margin-left="1cm" fo:margin-right="0cm" fo:text-indent="0cm" style:auto-text-indent="false"/>
    </style:style>
    <style:style style:name="Programmauszug" style:family="paragraph" style:parent-style-name="Caption"/>
    <style:style style:name="Frame_20_contents" style:display-name="Frame contents" style:family="paragraph" style:parent-style-name="Standard" style:class="extra"/>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0" style:display-name="User Index 10" style:family="paragraph" style:parent-style-name="Index" style:class="index">
      <style:paragraph-properties fo:margin-left="4.5cm" fo:margin-right="0cm" fo:text-indent="0cm" style:auto-text-indent="false">
        <style:tab-stops>
          <style:tab-stop style:position="12.501cm" style:type="right" style:leader-style="dotted" style:leader-text="."/>
        </style:tab-stops>
      </style:paragraph-properties>
    </style:style>
    <style:style style:name="Contents_20_10" style:display-name="Contents 10" style:family="paragraph" style:parent-style-name="Index" style:class="index">
      <style:paragraph-properties fo:margin-left="4.5cm" fo:margin-right="0cm" fo:text-indent="0cm" style:auto-text-indent="false">
        <style:tab-stops>
          <style:tab-stop style:position="12.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Header">
      <style:text-properties officeooo:paragraph-rsid="0025dd3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0.61cm" fo:margin-left="0cm" fo:margin-right="0cm" fo:margin-bottom="0.51cm" fo:background-color="transparent" style:dynamic-spacing="tru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reference-ref text:reference-format="text" text:ref-name="Aufgabe">Runde 1 Aufgabe 4: Würfelglück</text:reference-ref><text:tab/><text:tab/><text:reference-ref text:reference-format="text" text:ref-name="Bearbeiter">Joshua Benning</text:reference-ref></text:p>
      </style:header>
      <style:header-first>
        <text:p text:style-name="Header"/>
      </style:header-first>
      <style:footer>
        <text:p text:style-name="Footer"><text:tab/><text:page-number text:select-page="current">8</text:page-number>/<text:page-count>8</text:page-count></text:p>
      </style:footer>
      <style:footer-first>
        <text:p text:style-name="Footer"><text:tab/><text:page-number text:select-page="current">1</text:page-number>/<text:page-count>8</text:page-count></text:p>
      </style:footer-first>
    </style:master-page>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8-26T14:57:49.750000000</meta:creation-date>
    <meta:editing-duration>P1DT4H28M27S</meta:editing-duration>
    <meta:editing-cycles>20</meta:editing-cycles>
    <meta:generator>LibreOffice/7.4.0.3$Windows_X86_64 LibreOffice_project/f85e47c08ddd19c015c0114a68350214f7066f5a</meta:generator>
    <dc:date>2022-09-08T21:07:55.205000000</dc:date>
    <meta:document-statistic meta:table-count="0" meta:image-count="0" meta:object-count="0" meta:page-count="8" meta:paragraph-count="86" meta:word-count="1654" meta:character-count="12182" meta:non-whitespace-character-count="9177"/>
  </office:meta>
</office:document-meta>
</file>